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3" style:family="paragraph" style:parent-style-name="Standard">
      <style:paragraph-properties fo:line-height="150%"/>
      <style:text-properties style:font-name="標楷體" fo:font-size="14pt" style:font-name-asian="標楷體" style:font-size-asian="14pt" style:language-asian="zh" style:country-asian="TW" style:font-size-complex="14pt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標楷體" fo:font-size="18pt" style:font-name-asian="標楷體" style:font-size-asian="18pt" style:font-size-complex="18pt"/>
    </style:style>
    <style:style style:name="P5" style:family="paragraph" style:parent-style-name="Standard" style:list-style-name="L1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6" style:family="paragraph" style:parent-style-name="Standard" style:list-style-name="L2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style:font-name="標楷體" fo:font-size="14pt" style:font-name-asian="標楷體" style:font-size-asian="14pt" style:language-asian="zh" style:country-asian="TW" style:font-size-complex="14pt"/>
    </style:style>
    <style:style style:name="P8" style:family="paragraph" style:parent-style-name="Standard" style:list-style-name="L2">
      <style:paragraph-properties fo:line-height="150%"/>
      <style:text-properties style:font-name="標楷體" style:font-name-asian="標楷體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Standard" style:list-style-name="L2">
      <style:paragraph-properties fo:line-height="150%"/>
    </style:style>
    <style:style style:name="P11" style:family="paragraph" style:parent-style-name="Standard" style:list-style-name="L3">
      <style:paragraph-properties fo:line-height="150%"/>
    </style:style>
    <style:style style:name="P12" style:family="paragraph" style:parent-style-name="Standard" style:list-style-name="L2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3" style:family="paragraph" style:parent-style-name="Text_20_body" style:list-style-name="L3">
      <style:paragraph-properties fo:line-height="150%">
        <style:tab-stops/>
      </style:paragraph-properties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3" style:family="text">
      <style:text-properties style:font-name="標楷體" style:font-name-asian="標楷體"/>
    </style:style>
    <style:style style:name="T4" style:family="text">
      <style:text-properties fo:color="#000000"/>
    </style:style>
    <style:style style:name="T5" style:family="text">
      <style:text-properties fo:color="#000000" style:font-name="標楷體" fo:font-size="14pt" style:font-name-asian="標楷體" style:font-size-asian="14pt" style:language-asian="zh" style:country-asian="TW" style:font-size-complex="14pt"/>
    </style:style>
    <style:style style:name="T6" style:family="text">
      <style:text-properties fo:color="#000000" style:font-name="標楷體" fo:font-size="14pt" fo:letter-spacing="0.049cm" fo:language="en" fo:country="US" style:font-name-asian="標楷體" style:font-size-asian="14pt" style:language-asian="zh" style:country-asian="TW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4pt" fo:language="en" fo:country="US" style:font-size-asian="14pt" style:language-asian="zh" style:country-asian="TW" style:font-size-complex="14pt"/>
    </style:style>
    <style:style style:name="T9" style:family="text">
      <style:text-properties fo:color="#000000" fo:font-size="14pt" style:font-size-asian="14pt" style:language-asian="zh" style:country-asian="TW" style:font-size-complex="14pt"/>
    </style:style>
    <style:style style:name="T10" style:family="text">
      <style:text-properties style:language-asian="zh" style:country-asian="TW"/>
    </style:style>
    <style:style style:name="T11" style:family="text">
      <style:text-properties fo:language="en" fo:country="US"/>
    </style:style>
    <style:style style:name="T12" style:family="text">
      <style:text-properties fo:letter-spacing="0.049cm"/>
    </style:style>
    <style:style style:name="T13" style:family="text">
      <style:text-properties fo:letter-spacing="0.049cm" fo:language="en" fo:country="US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基隆市安樂地政事務所</text:p>
      <text:p text:style-name="P2">106年度11月份第2次主管會議紀錄</text:p>
      <text:p text:style-name="P2"/>
      <text:list xml:id="list2921012558496239290" text:style-name="L1">
        <text:list-item>
          <text:p text:style-name="P5">時間：中華民國106年11月<text:span text:style-name="T10">29</text:span>日下午2時整</text:p>
        </text:list-item>
        <text:list-item>
          <text:p text:style-name="P5">地點：三樓民眾談室</text:p>
        </text:list-item>
        <text:list-item>
          <text:p text:style-name="P5">主席：代理主任戴清文</text:p>
        </text:list-item>
        <text:list-item>
          <text:p text:style-name="P9"><text:span text:style-name="預設段落字型"><text:span text:style-name="T1">出席人員：戴清文</text:span></text:span><text:span text:style-name="預設段落字型"><text:span text:style-name="T2">、陳慧懿</text:span></text:span><text:span text:style-name="預設段落字型"><text:span text:style-name="T1">、周力行、</text:span></text:span><text:span text:style-name="預設段落字型"><text:span text:style-name="T2">游玉玲、</text:span></text:span><text:span text:style-name="預設段落字型"><text:span text:style-name="T1">李美玲 <text:s text:c="3"/>紀</text:span></text:span><text:span text:style-name="預設段落字型"><text:span text:style-name="T2">錄</text:span></text:span><text:span text:style-name="預設段落字型"><text:span text:style-name="T1">：陳苑蒨</text:span></text:span></text:p>
        </text:list-item>
        <text:list-item>
          <text:p text:style-name="P5">各單位報告事項：</text:p>
        </text:list-item>
      </text:list>
      <text:list xml:id="list7014419664542786674" text:style-name="L2">
        <text:list-item>
          <text:p text:style-name="P6">第一課</text:p>
          <text:list>
            <text:list-item>
              <text:p text:style-name="P7">本課<text:span text:style-name="T11">11</text:span>月<text:span text:style-name="T11">1</text:span>日至<text:span text:style-name="T11">11</text:span>月<text:span text:style-name="T11">27</text:span>日止，實價登錄案件共<text:span text:style-name="T11">286</text:span>件，其中憑證申報<text:span text:style-name="T11">258</text:span>件，線上申報紙本送件計<text:span text:style-name="T11">8</text:span>件，本所代填申報計<text:span text:style-name="T11">20</text:span>件，撤銷<text:span text:style-name="T11">45</text:span>件，駁回<text:span text:style-name="T11">2</text:span>件，另電話通知申報計<text:span text:style-name="T11">21</text:span>件。</text:p>
            </text:list-item>
            <text:list-item>
              <text:p text:style-name="P7">地政處將於12月5日假基隆市信義地政事務所舉辦106年度第2次志願服務聯繫會報，屆時請鈞長與職及陳課員苑蒨出席參加。 </text:p>
            </text:list-item>
          </text:list>
        </text:list-item>
        <text:list-item>
          <text:p text:style-name="P7">第二課</text:p>
          <text:list>
            <text:list-item>
              <text:p text:style-name="P6"><text:span text:style-name="T12">本所安樂自辦重測區重測之地籍調查、協助指界已積極趕辦中，並多次與委外廠商研議及尋求協助，將於近日內陳報基隆市政府辦理公告，預定公告時間自</text:span><text:span text:style-name="T13">12</text:span><text:span text:style-name="T12">月</text:span><text:span text:style-name="T13">14</text:span><text:span text:style-name="T12">日起公告</text:span><text:span text:style-name="T13">30</text:span><text:span text:style-name="T12">日。 <text:s text:c="4"/></text:span><text:s/></text:p>
            </text:list-item>
            <text:list-item>
              <text:p text:style-name="P6"><text:span text:style-name="T13">11</text:span><text:span text:style-name="T12">月</text:span><text:span text:style-name="T13">30</text:span><text:span text:style-name="T12">日應經濟部工業局大武崙工業區服務中心邀請，至該中心說明重測土地協助指界後續處理相關程序，俾利完成經濟部工業局管理之土地地籍調查作業。 <text:s text:c="3"/></text:span><text:s/></text:p>
            </text:list-item>
          </text:list>
        </text:list-item>
        <text:list-item>
          <text:p text:style-name="P7">第三課</text:p>
          <text:list>
            <text:list-item>
              <text:p text:style-name="P12"><text:span text:style-name="預設段落字型"><text:span text:style-name="T3">目前正值地價作業地價區段內地號清查更正作業期間，麻煩二課自即日起，逕為分割案件於107年1月初完成轉檔後再行恢復辦理，以避免資料錯誤產生</text:span></text:span><text:span text:style-name="T3">。</text:span></text:p>
            </text:list-item>
            <text:list-item>
              <text:p text:style-name="P10"><text:span text:style-name="預設段落字型"><text:span text:style-name="T2">本課替代役男歐諳叡於8月11日退役，11月2日撥交報到183次替代役男施昱全，協助辦理實價登錄及公文檔案業務</text:span></text:span><text:span text:style-name="T3">。</text:span></text:p>
            </text:list-item>
            <text:list-item>
              <text:p text:style-name="P10"><text:span text:style-name="預設段落字型"><text:span text:style-name="T2">有關數位學習部份，請各課轉知同仁務必於年度前完成環境教育4小</text:span></text:span><text:soft-page-break/><text:span text:style-name="預設段落字型"><text:span text:style-name="T2">時學習時數。</text:span></text:span></text:p>
            </text:list-item>
            <text:list-item>
              <text:p text:style-name="P10"><text:span text:style-name="預設段落字型"><text:span text:style-name="T2">為配合綠色採購，請各課利用共同供應契約購買設備或耗材時，務必優先選用綠色產品。</text:span></text:span></text:p>
            </text:list-item>
          </text:list>
        </text:list-item>
        <text:list-item>
          <text:p text:style-name="P7">人事</text:p>
          <text:list>
            <text:list-item>
              <text:p text:style-name="P7"><text:span text:style-name="T4">公務人員保障暨培訓委員會編印之「公務人員保障業務手冊」，業建置於該會網站</text:span><text:span text:style-name="T7">/</text:span><text:span text:style-name="T4">資訊專區</text:span><text:span text:style-name="T7">/</text:span><text:span text:style-name="T4">文件典藏，請自行下載運用。 <text:s/></text:span><text:s/></text:p>
            </text:list-item>
            <text:list-item>
              <text:p text:style-name="P7"><text:span text:style-name="T4">關於公務人員依公務人員留職停薪辦法第</text:span><text:span text:style-name="T7">5</text:span><text:span text:style-name="T4">條第</text:span><text:span text:style-name="T7">1</text:span><text:span text:style-name="T4">項第</text:span><text:span text:style-name="T7">2</text:span><text:span text:style-name="T4">款規定申請留職停薪，其「先行共同生活」之定義範圍及證明文件之相關訊息請至本所網站查閱。 <text:s/></text:span><text:s/></text:p>
            </text:list-item>
            <text:list-item>
              <text:p text:style-name="P7"><text:span text:style-name="T4">有關銓敘部「</text:span><text:span text:style-name="T7">106</text:span><text:span text:style-name="T4">年公務人員傑出貢獻獎表揚大會」海報及網路抽獎活動之相關訊息請至本所網站查閱。 <text:s/></text:span><text:s/></text:p>
            </text:list-item>
            <text:list-item>
              <text:p text:style-name="P8"><text:span text:style-name="T9">為落實政府公共運輸連結政策，推廣鐵路旅遊，交通部觀光局業輔導台灣觀巴協會結合臺灣鐵路管理局推出「</text:span><text:span text:style-name="T8">Train-Bus</text:span><text:span text:style-name="T9">台灣觀巴旅遊護照」，提供公務人員使用國民旅遊卡規劃旅遊之參考，相關訊息請至本所網站查閱。 </text:span></text:p>
            </text:list-item>
          </text:list>
        </text:list-item>
        <text:list-item>
          <text:p text:style-name="P7">會計</text:p>
          <text:list>
            <text:list-item>
              <text:p text:style-name="P10"><text:span text:style-name="預設段落字型"><text:span text:style-name="T2">行政院主計總處有關「106年11月各機關統計調查表一覽表」已公佈於行政院主計總處網站，請轉知同仁或請同仁至該網站查詢、運用，避免詐騙案件發生並提升對於政府統計調查之認知。</text:span></text:span></text:p>
            </text:list-item>
            <text:list-item>
              <text:p text:style-name="P10"><text:span text:style-name="預設段落字型"><text:span text:style-name="T2">本所107年度單位預算案已於11月29日，基隆市議會第18屆第6次定期會審查通過。</text:span></text:span></text:p>
            </text:list-item>
          </text:list>
        </text:list-item>
      </text:list>
      <text:p text:style-name="P3"/>
      <text:list xml:id="list5220873074208157058" text:style-name="L3">
        <text:list-item>
          <text:p text:style-name="P11"><text:span text:style-name="預設段落字型"><text:span text:style-name="T1">主席指示事項</text:span></text:span></text:p>
          <text:list>
            <text:list-item>
              <text:p text:style-name="P13"><text:span text:style-name="預設段落字型"><text:span text:style-name="T6">本所安樂自辦重測區重測作業請積極趕辦。務必於12月中旬辦理公告作業；並與委外廠商及早準備公告場布置相關事宜，必要時洽請汐止地政事務所就近協助及輔導。 <text:s text:c="2"/></text:span></text:span></text:p>
            </text:list-item>
            <text:list-item>
              <text:p text:style-name="P13"><text:span text:style-name="預設段落字型"><text:span text:style-name="T6">本年度重測成果暫不公告土地部分，仍請測量課儘速辦理協調</text:span></text:span><text:soft-page-break/><text:span text:style-name="預設段落字型"><text:span text:style-name="T6">及其他專案處理。 <text:s text:c="2"/></text:span></text:span></text:p>
              <text:p text:style-name="P11"><text:span text:style-name="預設段落字型"><text:span text:style-name="T5"/></text:span></text:p>
            </text:list-item>
          </text:list>
        </text:list-item>
        <text:list-item>
          <text:p text:style-name="P11"><text:span text:style-name="預設段落字型"><text:span text:style-name="T1">散會：下午2時</text:span></text:span><text:span text:style-name="預設段落字型"><text:span text:style-name="T2">4</text:span></text:span><text:span text:style-name="預設段落字型"><text:span text:style-name="T1">0分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name-asian="標楷體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/<text:page-count>3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7-12-04T14:09:26.58</dc:date>
    <meta:editing-cycles>107</meta:editing-cycles>
    <meta:editing-duration>PT17H44M59S</meta:editing-duration>
    <meta:printed-by>安樂地政 </meta:printed-by>
    <meta:print-date>2017-10-31T16:58:34.09</meta:print-date>
    <meta:document-statistic meta:table-count="0" meta:image-count="0" meta:object-count="0" meta:page-count="3" meta:paragraph-count="31" meta:word-count="1121" meta:character-count="1234"/>
    <meta:template xlink:type="simple" xlink:actuate="onRequest" xlink:title="" xlink:href="../../../../研考/研考/會議資料/主管會議_週/1.會議紀錄/主管會議-1060414.odt/Normal"/>
  </office:meta>
</office:document-meta>
</file>